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.setOnSelec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Chang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String action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r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Submi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String action , String method ,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form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action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AcceptCharset( String 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form( String action , String method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.setOnRese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